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imbus Mono L" svg:font-family="'Nimbus Mono L'" style:font-family-generic="modern" style:font-pitch="fixed"/>
    <style:font-face style:name="Noto Sans CJK SC" svg:font-family="'Noto Sans CJK SC'" style:font-family-generic="system" style:font-pitch="variable"/>
  </office:font-face-decls>
  <office:automatic-styles>
    <style:style style:name="P1" style:family="paragraph" style:parent-style-name="Standard">
      <style:text-properties officeooo:rsid="001d64b5" officeooo:paragraph-rsid="001d64b5"/>
    </style:style>
    <style:style style:name="P2" style:family="paragraph" style:parent-style-name="Standard">
      <style:text-properties officeooo:rsid="001d64b5" officeooo:paragraph-rsid="0044d121"/>
    </style:style>
    <style:style style:name="P3" style:family="paragraph" style:parent-style-name="Standard">
      <style:text-properties officeooo:rsid="0027dc9e" officeooo:paragraph-rsid="0027dc9e"/>
    </style:style>
    <style:style style:name="P4" style:family="paragraph" style:parent-style-name="Standard">
      <style:text-properties officeooo:rsid="00246e16" officeooo:paragraph-rsid="002fd994"/>
    </style:style>
    <style:style style:name="P5" style:family="paragraph" style:parent-style-name="Standard">
      <style:text-properties officeooo:rsid="0044d121" officeooo:paragraph-rsid="0044d121"/>
    </style:style>
    <style:style style:name="P6" style:family="paragraph" style:parent-style-name="Standard">
      <style:paragraph-properties fo:text-align="start" style:justify-single-word="false"/>
      <style:text-properties officeooo:rsid="00395f85" officeooo:paragraph-rsid="00395f85"/>
    </style:style>
    <style:style style:name="P7" style:family="paragraph" style:parent-style-name="Standard">
      <style:text-properties officeooo:rsid="0045c0da" officeooo:paragraph-rsid="0045c0da"/>
    </style:style>
    <style:style style:name="P8" style:family="paragraph" style:parent-style-name="Standard">
      <style:text-properties officeooo:rsid="0047254f" officeooo:paragraph-rsid="0047254f"/>
    </style:style>
    <style:style style:name="P9" style:family="paragraph" style:parent-style-name="Standard">
      <style:paragraph-properties fo:text-align="start" style:justify-single-word="false"/>
      <style:text-properties officeooo:rsid="0047254f" officeooo:paragraph-rsid="0047254f"/>
    </style:style>
    <style:style style:name="P10" style:family="paragraph" style:parent-style-name="Standard">
      <style:paragraph-properties fo:text-align="start" style:justify-single-word="false"/>
      <style:text-properties officeooo:rsid="004792b7" officeooo:paragraph-rsid="004792b7"/>
    </style:style>
    <style:style style:name="P11" style:family="paragraph" style:parent-style-name="Standard">
      <style:text-properties officeooo:rsid="001d64b5" officeooo:paragraph-rsid="0044d121"/>
    </style:style>
    <style:style style:name="P12" style:family="paragraph" style:parent-style-name="Standard">
      <style:text-properties officeooo:rsid="001d64b5" officeooo:paragraph-rsid="001d64b5"/>
    </style:style>
    <style:style style:name="P13" style:family="paragraph" style:parent-style-name="Standard">
      <style:text-properties officeooo:rsid="001d64b5" officeooo:paragraph-rsid="0044d121" fo:background-color="#ffff00"/>
    </style:style>
    <style:style style:name="P14" style:family="paragraph" style:parent-style-name="Standard">
      <style:text-properties officeooo:rsid="001d64b5" officeooo:paragraph-rsid="0044d121" fo:background-color="#2a6099"/>
    </style:style>
    <style:style style:name="P15" style:family="paragraph" style:parent-style-name="Standard">
      <style:text-properties officeooo:rsid="001d64b5" officeooo:paragraph-rsid="0047c0b4" fo:background-color="transparent"/>
    </style:style>
    <style:style style:name="P16" style:family="paragraph" style:parent-style-name="Standard">
      <style:text-properties officeooo:rsid="004792b7" officeooo:paragraph-rsid="0047c0b4"/>
    </style:style>
    <style:style style:name="P17" style:family="paragraph" style:parent-style-name="Standard">
      <style:paragraph-properties fo:text-align="start" style:justify-single-word="false"/>
      <style:text-properties officeooo:rsid="004792b7" officeooo:paragraph-rsid="004792b7"/>
    </style:style>
    <style:style style:name="P18" style:family="paragraph" style:parent-style-name="Standard">
      <style:text-properties officeooo:rsid="0047c0b4" officeooo:paragraph-rsid="001d64b5"/>
    </style:style>
    <style:style style:name="P19" style:family="paragraph" style:parent-style-name="Standard">
      <style:text-properties officeooo:rsid="0047c0b4" officeooo:paragraph-rsid="0047c0b4"/>
    </style:style>
    <style:style style:name="P20" style:family="paragraph" style:parent-style-name="Standard">
      <style:text-properties officeooo:rsid="0047c748" officeooo:paragraph-rsid="0047c748"/>
    </style:style>
    <style:style style:name="P21" style:family="paragraph" style:parent-style-name="Standard">
      <style:text-properties officeooo:rsid="00395f85" officeooo:paragraph-rsid="00395f85"/>
    </style:style>
    <style:style style:name="P22" style:family="paragraph" style:parent-style-name="Standard">
      <style:text-properties officeooo:rsid="00395f85" officeooo:paragraph-rsid="0047254f"/>
    </style:style>
    <style:style style:name="P23" style:family="paragraph" style:parent-style-name="Standard">
      <style:paragraph-properties fo:text-align="start" style:justify-single-word="false"/>
      <style:text-properties officeooo:rsid="0047254f" officeooo:paragraph-rsid="0047254f"/>
    </style:style>
    <style:style style:name="P24" style:family="paragraph" style:parent-style-name="Standard">
      <style:paragraph-properties fo:text-align="start" style:justify-single-word="false"/>
      <style:text-properties officeooo:rsid="00493a50" officeooo:paragraph-rsid="00493a50"/>
    </style:style>
    <style:style style:name="T1" style:family="text">
      <style:text-properties officeooo:rsid="002fd994"/>
    </style:style>
    <style:style style:name="T2" style:family="text">
      <style:text-properties officeooo:rsid="0044d121"/>
    </style:style>
    <style:style style:name="T3" style:family="text">
      <style:text-properties officeooo:rsid="0044d121" fo:background-color="#ffff00" loext:char-shading-value="0"/>
    </style:style>
    <style:style style:name="T4" style:family="text">
      <style:text-properties fo:background-color="#ffff00" loext:char-shading-value="0"/>
    </style:style>
    <style:style style:name="T5" style:family="text">
      <style:text-properties fo:background-color="#81d41a" loext:char-shading-value="0"/>
    </style:style>
    <style:style style:name="T6" style:family="text">
      <style:text-properties officeooo:rsid="0044d121" fo:background-color="#81d41a" loext:char-shading-value="0"/>
    </style:style>
    <style:style style:name="T7" style:family="text">
      <style:text-properties officeooo:rsid="0044d121" fo:background-color="#3465a4" loext:char-shading-value="0"/>
    </style:style>
    <style:style style:name="T8" style:family="text">
      <style:text-properties officeooo:rsid="0044d121" fo:background-color="#ff3838" loext:char-shading-value="0"/>
    </style:style>
    <style:style style:name="T9" style:family="text">
      <style:text-properties fo:color="#000000" loext:opacity="100%"/>
    </style:style>
    <style:style style:name="T10" style:family="text">
      <style:text-properties fo:color="#000000" loext:opacity="100%" fo:background-color="#81d41a" loext:char-shading-value="0"/>
    </style:style>
    <style:style style:name="T11" style:family="text">
      <style:text-properties fo:color="#000000" loext:opacity="100%" officeooo:rsid="0047c0b4"/>
    </style:style>
    <style:style style:name="T12" style:family="text">
      <style:text-properties fo:background-color="#2a6099" loext:char-shading-value="0"/>
    </style:style>
    <style:style style:name="T13" style:family="text">
      <style:text-properties fo:background-color="#2a6099" loext:char-shading-value="0"/>
    </style:style>
    <style:style style:name="T14" style:family="text">
      <style:text-properties fo:background-color="#ff4000" loext:char-shading-value="0"/>
    </style:style>
    <style:style style:name="T15" style:family="text">
      <style:text-properties officeooo:rsid="0047c0b4"/>
    </style:style>
    <style:style style:name="T16" style:family="text">
      <style:text-properties officeooo:rsid="004792b7"/>
    </style:style>
    <style:style style:name="T17" style:family="text">
      <style:text-properties officeooo:rsid="0047c748"/>
    </style:style>
    <style:style style:name="T18" style:family="text">
      <style:text-properties fo:color="#080808" loext:opacity="100%" style:font-name="JetBrains Mono" fo:font-size="10pt" fo:font-style="normal" fo:font-weight="normal" style:font-size-asian="10pt" style:font-style-asian="normal" style:font-weight-asian="normal"/>
    </style:style>
    <style:style style:name="T19" style:family="text">
      <style:text-properties officeooo:rsid="0047f2ba"/>
    </style:style>
    <style:style style:name="T20" style:family="text">
      <style:text-properties officeooo:rsid="00493a5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Nachdenkzettel Logging</text:p>
      <text:p text:style-name="P3"/>
      <text:p text:style-name="P1"><text:s text:c="36"/></text:p>
      <text:p text:style-name="P1">1. <text:span text:style-name="T2">Kennzeichnen Sie in der Config die Stellen wo über das</text:span></text:p>
      <text:p text:style-name="P1">- <text:span text:style-name="T3">was geloggt wird</text:span></text:p>
      <text:p text:style-name="P1">- <text:span text:style-name="T6">wieviel geloggt wird</text:span></text:p>
      <text:p text:style-name="P1">- <text:span text:style-name="T7">wo geloggt wird</text:span></text:p>
      <text:p text:style-name="P1">- <text:span text:style-name="T8">wie geloggt wird</text:span></text:p>
      <text:p text:style-name="P5">entschieden wird</text:p>
      <text:p text:style-name="P5"/>
      <text:p text:style-name="P2"/>
      <text:p text:style-name="P2">&lt;Configuration&gt;</text:p>
      <text:p text:style-name="P2"><text:s text:c="4"/>&lt;Appenders&gt;</text:p>
      <text:p text:style-name="P2"><text:s text:c="8"/><text:span text:style-name="T13">&lt;File name="A1" fileName="A1.log" append="false"&gt;</text:span></text:p>
      <text:p text:style-name="P14"><text:s text:c="12"/><text:span text:style-name="T14">&lt;PatternLayout pattern="%t %-5p %c{2} - %m%n"/&gt;</text:span></text:p>
      <text:p text:style-name="P14"><text:s text:c="8"/>&lt;/File&gt;</text:p>
      <text:p text:style-name="P14"><text:s text:c="8"/>&lt;Console name="STDOUT" target="SYSTEM_OUT"&gt;</text:p>
      <text:p text:style-name="P14"><text:s text:c="12"/><text:span text:style-name="T14">&lt;PatternLayout pattern="%d %-5p [%t] %C{2} (%F:%L) - %m%n"/&gt;</text:span></text:p>
      <text:p text:style-name="P14"><text:s text:c="8"/>&lt;/Console&gt;</text:p>
      <text:p text:style-name="P2"><text:s text:c="4"/>&lt;/Appenders&gt;</text:p>
      <text:p text:style-name="P2"><text:s text:c="4"/>&lt;Loggers&gt;</text:p>
      <text:p text:style-name="P2"/>
      <text:p text:style-name="P2"><text:s text:c="8"/><text:span text:style-name="T4">&lt;!-- You my want to define class or package level per-logger rules --&gt;</text:span></text:p>
      <text:p text:style-name="P13"><text:s text:c="8"/>&lt;Logger name="se2examples.core.businessLogic.VehicleManager" level="<text:span text:style-name="T10">debug</text:span>"&gt;</text:p>
      <text:p text:style-name="P13"><text:s text:c="12"/>&lt;AppenderRef ref="<text:span text:style-name="T12">A1</text:span>"/&gt;</text:p>
      <text:p text:style-name="P13"><text:s text:c="8"/>&lt;/Logger&gt;</text:p>
      <text:p text:style-name="P13"><text:s text:c="8"/>&lt;Root level="<text:span text:style-name="T5">debug</text:span>"&gt;</text:p>
      <text:p text:style-name="P13"><text:s text:c="12"/>&lt;AppenderRef ref="<text:span text:style-name="T12">STDOUT</text:span>"/&gt;</text:p>
      <text:p text:style-name="P13"><text:s text:c="8"/>&lt;/Root&gt;</text:p>
      <text:p text:style-name="P2"><text:s text:c="4"/>&lt;/Loggers&gt;</text:p>
      <text:p text:style-name="P2">&lt;/Configuration&gt; </text:p>
      <text:p text:style-name="P1"/>
      <text:p text:style-name="P16">1.2.<text:span text:style-name="T15">1 </text:span>Wie würde man erreichen, dass für alle Klassen innerhalb eines Packages ein spezieller Loglevel gelten würde? </text:p>
      <text:p text:style-name="P1"/>
      <text:p text:style-name="P15">&lt;Logger name="<text:span text:style-name="T15">some.random.package</text:span>" level="<text:span text:style-name="T9">debug</text:span>"&gt;</text:p>
      <text:p text:style-name="P15"><text:s/><text:tab/>&lt;AppenderRef ref="<text:span text:style-name="T15">SomeAppender</text:span>"/&gt;</text:p>
      <text:p text:style-name="P15">&lt;/Logger&gt;</text:p>
      <text:p text:style-name="P5"/>
      <text:p text:style-name="P19">1.2.2 <text:span text:style-name="T16">Könnte man auch alle Klassen eines Packages in ein anderes File loggen?</text:span></text:p>
      <text:p text:style-name="P19"/>
      <text:p text:style-name="P19">Yes:</text:p>
      <text:p text:style-name="P19"/>
      <text:p text:style-name="P15">&lt;Logger name="<text:span text:style-name="T15">some.different.package</text:span>" level="<text:span text:style-name="T11">info</text:span>"&gt;</text:p>
      <text:p text:style-name="P15"><text:s/><text:tab/>&lt;AppenderRef ref="<text:span text:style-name="T15">SomeDifferentFileAppender</text:span>"/&gt;</text:p>
      <text:p text:style-name="P15">&lt;/Logger&gt;</text:p>
      <text:p text:style-name="P1"/>
      <text:p text:style-name="P1"/>
      <text:p text:style-name="P1"/>
      <text:p text:style-name="P1"><text:soft-page-break/>2. <text:span text:style-name="T2">Geben Sie je ein Beispiel wann Sie den loglevel</text:span></text:p>
      <text:p text:style-name="P1">- <text:span text:style-name="T2">error</text:span></text:p>
      <text:p text:style-name="P1"/>
      <text:p text:style-name="P19">A selected file does not exist.</text:p>
      <text:p text:style-name="P1"/>
      <text:p text:style-name="P1">- <text:span text:style-name="T2">info</text:span></text:p>
      <text:p text:style-name="P1"/>
      <text:p text:style-name="P19">A server instance has been successfully loaded.</text:p>
      <text:p text:style-name="P19"/>
      <text:p text:style-name="P1">- <text:span text:style-name="T2">debug</text:span></text:p>
      <text:p text:style-name="P18"/>
      <text:p text:style-name="P19">If you want to log a specific detail <text:span text:style-name="T17">that could come in handy when debugging.</text:span></text:p>
      <text:p text:style-name="P1"/>
      <text:p text:style-name="P5">verwenden</text:p>
      <text:p text:style-name="P1"/>
      <text:p text:style-name="P1"/>
      <text:p text:style-name="P1">3. <text:span text:style-name="T2">Sie verwenden einen FileAppender für das Logging. Jetzt soll Ihre Application im Datacenter laufen. Was machen Sie mit dem FileAppender?</text:span></text:p>
      <text:p text:style-name="P1"/>
      <text:p text:style-name="P20">You should change to a RollingFileAppender so that the log files won’t get bigger indefinitely.</text:p>
      <text:p text:style-name="P1"/>
      <text:p text:style-name="P1">4. <text:span text:style-name="T2">Macht logging Ihre Application langsamer? Was passiert wenn Sie log.debug(„foobar“); aufrufen? Wie sollte sich das Logging Subsystem verhalten?</text:span></text:p>
      <text:p text:style-name="P1"/>
      <text:p text:style-name="P20">Yes, it slows down the Application. However, ideally it shouldn’t. There is a way so make Loggers run asynchronously, but that comes with different tradeoffs<text:span text:style-name="T18">: https://logging.apache.org/log4j/2.x/manual/async.html</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ext:span text:style-name="T1">5</text:span>. <text:span text:style-name="T2">Ein Request an Ihre Application durchläuft einen Proxy Server, dann einen Web Server, dann einen Application Server und dann die Datenbank. Auf jedem Server loggen Sie die Requests. Welches Problem tritt auf?</text:span></text:p>
      <text:p text:style-name="P21"/>
      <text:p text:style-name="P21">- <text:span text:style-name="T20">logs are split into multiple files thus it takes more time to debug an error. I.e. if you have many requests per second you can not guarantee that you’ll find the exact corresponding log entry in the DB-Log for a log entry in the Application Server Log</text:span></text:p>
      <text:p text:style-name="P21"/>
      <text:p text:style-name="P8">6. Was sollten Sie pro Komponente/Tier loggen?</text:p>
      <text:p text:style-name="P8"/>
      <text:p text:style-name="P22">- <text:span text:style-name="T20">log incoming connections at web server</text:span></text:p>
      <text:p text:style-name="P22">- <text:span text:style-name="T20">log details in app server (both of app server and the database. Otherwise you’ll probably never find out what caused the log entry in the database log)</text:span></text:p>
      <text:p text:style-name="P6"/>
      <text:p text:style-name="P9">7. Aus Geschwindigkeitsgründen halten Sie teure DB-Connections auf Vorrat in einem Pool. Jeder Request vom Client braucht dann eine Connection. Der Pool hat die Methoden:</text:p>
      <text:p text:style-name="P9">DB Connection con = ConnectionPool.getConnection();</text:p>
      <text:p text:style-name="P9">ConnectionPool.freeConnection( DBConnection dbCon);</text:p>
      <text:p text:style-name="P9"/>
      <text:p text:style-name="P9">Was loggen Sie in Ihrem App Server? Oder anders gefragt: Was wollen Sie beim Umgang mit dem Pool <text:s/>als Software-Architektin wissen?</text:p>
      <text:p text:style-name="P9"/>
      <text:p text:style-name="P9">- <text:span text:style-name="T19">How many DBConnections are free (or are in use)</text:span></text:p>
      <text:p text:style-name="P9">- <text:span text:style-name="T19">When a connection gets used and freed</text:span></text:p>
      <text:p text:style-name="P24">(- DB’s logs as mentioned in 5)</text:p>
      <text:p text:style-name="P9"/>
      <text:p text:style-name="P10">8. Sie fügen log-statements in die Login-Klasse ein. Was müssen Sie unbedingt beachten???</text:p>
      <text:p text:style-name="P10">Tipp: <text:s/>Denken Sie über Userverhalten nach. Und über Mitarbeiter….</text:p>
      <text:p text:style-name="P10"/>
      <text:p text:style-name="P10">- <text:span text:style-name="T19">Don’t log credentials</text:span></text:p>
      <text:p text:style-name="P10">- <text:span text:style-name="T19">Log invalid login attempts as thoroughly as possible → In case, someone tries to get hold of an account he does not own.</text:span></text:p>
      <text:p text:style-name="P10">- <text:span text:style-name="T19">Don’t log login attemps where a field is empty (these shouldn’t even reach the backend...)</text:span></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imbus Mono L" svg:font-family="'Nimbus Mono L'" style:font-family-generic="modern" style:font-pitch="fixed"/>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walter </meta:initial-creator>
    <meta:creation-date>2014-10-22T17:30:42.384605527</meta:creation-date>
    <dc:date>2022-05-12T18:45:25.063700585</dc:date>
    <meta:editing-duration>PT5H20M32S</meta:editing-duration>
    <meta:editing-cycles>31</meta:editing-cycles>
    <meta:generator>LibreOffice/7.3.3.2$Linux_X86_64 LibreOffice_project/30$Build-2</meta:generator>
    <meta:print-date>2019-10-24T11:42:46.944972954</meta:print-date>
    <meta:document-statistic meta:table-count="0" meta:image-count="0" meta:object-count="0" meta:page-count="3" meta:paragraph-count="65" meta:word-count="522" meta:character-count="3704" meta:non-whitespace-character-count="3067"/>
  </office:meta>
</office:document-meta>
</file>